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222" officeooo:paragraph-rsid="0005e222"/>
    </style:style>
    <style:style style:name="P2" style:family="paragraph" style:parent-style-name="Standard">
      <style:paragraph-properties fo:text-align="center" style:justify-single-word="false"/>
      <style:text-properties officeooo:rsid="0005e222" officeooo:paragraph-rsid="000618f7"/>
    </style:style>
    <style:style style:name="P3" style:family="paragraph" style:parent-style-name="Standard">
      <style:paragraph-properties fo:text-align="start" style:justify-single-word="false"/>
      <style:text-properties officeooo:rsid="0005e222" officeooo:paragraph-rsid="0005e222"/>
    </style:style>
    <style:style style:name="P4" style:family="paragraph" style:parent-style-name="Standard">
      <style:paragraph-properties fo:text-align="start" style:justify-single-word="false"/>
      <style:text-properties officeooo:rsid="0005e222" officeooo:paragraph-rsid="000618f7"/>
    </style:style>
    <style:style style:name="T1" style:family="text">
      <style:text-properties officeooo:rsid="00061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UDO DE CASO “DELICIAS GOURMET”</text:p>
      <text:p text:style-name="P4"><text:line-break/><text:line-break/></text:p>
      <text:p text:style-name="P4"/>
      <text:p text:style-name="P4">João – Gerente de Compras - Funções:<text:line-break/>*Identificar necessidades de compra<text:line-break/>*Negociar valores de compra<text:line-break/>*Comprar itens<text:line-break/><text:line-break/>Maria – Supervisora de Estoque – Funções:<text:line-break/>*Supervisionar equipe responsável pelo estoque e organização.<text:line-break/>*Monitora nível de itens de estoque.</text:p>
      <text:p text:style-name="P3"/>
      <text:p text:style-name="P1">Pedro – Coordenador de Produção – Funções:<text:line-break/>*Planejar organização da produção.<text:line-break/>*Supervisionar a equipe de produção<text:line-break/>*Gerenciar processos de produção<text:line-break/><text:line-break/>Ana – Analista de Qualidade – Funções:<text:line-break/>*Desenvolver e implementar politicas e procedimentos de garantia de qualidade.<text:line-break/>*Realizar processos avaliativos de garantia de qualidade.<text:line-break/><text:line-break/>Carlos – Responsável de Vendas e Distribuição – Funções:<text:line-break/>*Desenvolver estratégias de venda e distribuição.<text:line-break/>*Gerenciar recursos para alavancar compras.<text:line-break/>*Administrar a distribuição de produtos.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0:20:54.026220787</meta:creation-date>
    <dc:date>2023-05-03T10:35:37.734669652</dc:date>
    <meta:editing-duration>PT1M22S</meta:editing-duration>
    <meta:editing-cycles>1</meta:editing-cycles>
    <meta:document-statistic meta:table-count="0" meta:image-count="0" meta:object-count="0" meta:page-count="1" meta:paragraph-count="4" meta:word-count="102" meta:character-count="809" meta:non-whitespace-character-count="695"/>
    <meta:generator>LibreOffice/6.4.7.2$Linux_X86_64 LibreOffice_project/40$Build-2</meta:generator>
  </office:meta>
</office:document-meta>
</file>